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4">
      <style:text-properties style:font-name="Oxygen-Sans"/>
    </style:style>
    <style:style style:name="P2" style:family="paragraph" style:parent-style-name="Heading_20_4">
      <style:paragraph-properties fo:text-align="center" style:justify-single-word="false"/>
      <style:text-properties style:font-name="Oxygen-Sans" fo:font-size="14pt" style:font-size-asian="14pt" style:font-size-complex="14pt"/>
    </style:style>
    <style:style style:name="P3" style:family="paragraph" style:parent-style-name="Heading_20_4">
      <style:paragraph-properties fo:line-height="150%"/>
      <style:text-properties style:font-name="Oxygen-Sans" fo:font-weight="normal" style:font-weight-asian="normal" style:font-weight-complex="normal"/>
    </style:style>
    <style:style style:name="P4" style:family="paragraph" style:parent-style-name="Heading_20_4">
      <style:paragraph-properties fo:line-height="150%"/>
      <style:text-properties style:font-name="Oxygen-Sans" fo:font-weight="normal" officeooo:paragraph-rsid="00143dd8" style:font-weight-asian="normal" style:font-weight-complex="normal"/>
    </style:style>
    <style:style style:name="P5" style:family="paragraph" style:parent-style-name="Heading_20_4" style:list-style-name="L1">
      <style:paragraph-properties fo:line-height="150%"/>
      <style:text-properties style:font-name="Oxygen-Sans" fo:font-weight="normal" officeooo:paragraph-rsid="00143dd8" style:font-weight-asian="normal" style:font-weight-complex="normal"/>
    </style:style>
    <style:style style:name="P6" style:family="paragraph" style:parent-style-name="Heading_20_4">
      <style:paragraph-properties fo:line-height="150%" fo:text-align="center" style:justify-single-word="false"/>
      <style:text-properties style:font-name="Oxygen-Sans" fo:font-weight="normal" officeooo:paragraph-rsid="00143dd8" style:font-weight-asian="normal" style:font-weight-complex="normal"/>
    </style:style>
    <style:style style:name="P7" style:family="paragraph" style:parent-style-name="Heading_20_4">
      <style:paragraph-properties fo:line-height="150%"/>
      <style:text-properties style:font-name="Oxygen-Sans" fo:font-weight="normal" officeooo:paragraph-rsid="00160f56" style:font-weight-asian="normal" style:font-weight-complex="normal"/>
    </style:style>
    <style:style style:name="P8" style:family="paragraph" style:parent-style-name="Heading_20_4" style:list-style-name="L1">
      <style:paragraph-properties fo:line-height="150%"/>
      <style:text-properties style:font-name="Oxygen-Sans" fo:font-weight="normal" officeooo:rsid="00143dd8" style:font-weight-asian="normal" style:font-weight-complex="normal"/>
    </style:style>
    <style:style style:name="P9" style:family="paragraph" style:parent-style-name="Heading_20_4">
      <style:paragraph-properties fo:line-height="150%"/>
      <style:text-properties style:font-name="Oxygen-Sans" fo:font-weight="normal" officeooo:rsid="00143dd8" officeooo:paragraph-rsid="00143dd8" style:font-weight-asian="normal" style:font-weight-complex="normal"/>
    </style:style>
    <style:style style:name="P10" style:family="paragraph" style:parent-style-name="Heading_20_4">
      <style:paragraph-properties fo:line-height="150%" fo:text-align="center" style:justify-single-word="false"/>
      <style:text-properties style:font-name="Oxygen-Sans" fo:font-weight="bold" officeooo:paragraph-rsid="00143dd8" style:font-weight-asian="bold" style:font-weight-complex="bold"/>
    </style:style>
    <style:style style:name="P11" style:family="paragraph" style:parent-style-name="Heading_20_4">
      <style:paragraph-properties fo:line-height="150%"/>
    </style:style>
    <style:style style:name="T1" style:family="text">
      <style:text-properties officeooo:rsid="00143dd8"/>
    </style:style>
    <style:style style:name="T2" style:family="text">
      <style:text-properties style:font-name="Oxygen-Sans" fo:font-weight="normal" style:font-weight-asian="normal" style:font-weight-complex="normal"/>
    </style:style>
    <style:style style:name="T3" style:family="text">
      <style:text-properties style:font-name="Oxygen-Sans" fo:font-weight="normal" officeooo:rsid="00143dd8" style:font-weight-asian="normal" style:font-weight-complex="normal"/>
    </style:style>
    <style:style style:name="T4" style:family="text">
      <style:text-properties officeooo:rsid="00160f56"/>
    </style:style>
    <style:style style:name="T5" style:family="text">
      <style:text-properties officeooo:rsid="00169696"/>
    </style:style>
    <style:style style:name="T6" style:family="text">
      <style:text-properties officeooo:rsid="001927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874in" fo:text-indent="-0.25in" fo:margin-left="0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/>
      <text:h text:style-name="P1" text:outline-level="4"/>
      <text:h text:style-name="P2" text:outline-level="4">WEDNESDAY</text:h>
      <text:h text:style-name="P1" text:outline-level="4"/>
      <text:h text:style-name="P11" text:outline-level="4"><text:span text:style-name="T2">Create words. <text:s/>Create phrases. <text:s/>Connect words with phrases -- I drifted into a sort of Wayne’s World reve</text:span><text:span text:style-name="T3">r</text:span><text:span text:style-name="T2">ie where I imagined I worked as part of a team of developers, and a Client came to us wanting us to create an app that would help them with a children’s book they wanted to write.</text:span></text:h>
      <text:h text:style-name="P4" text:outline-level="4">The book was to have a single page for each letter of th<text:span text:style-name="T1">e</text:span> alphabet in order. <text:s/>So regarding the letters themselves, there would be 26 pages starting with A, ending with Z.</text:h>
      <text:h text:style-name="P4" text:outline-level="4">Each page was to include<text:span text:style-name="T1"> -&gt;</text:span></text:h>
      <text:list xml:id="list622998101" text:style-name="L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pan text:style-name="T1">T</text:span>he <text:span text:style-name="T1">pages letter, e.g. page 1 would be 'A'</text:span></text:h>
                    </text:list-item>
                    <text:list-item>
                      <text:h text:style-name="P5" text:outline-level="4"><text:span text:style-name="T1">A key</text:span> <text:span text:style-name="T1">w</text:span>ord that started with <text:span text:style-name="T1">pages letter, e.g. 'Amazing'</text:span> </text:h>
                    </text:list-item>
                    <text:list-item>
                      <text:h text:style-name="P8" text:outline-level="4">A single phrase incorporating letter and word.</text:h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4">A completed page would look like this -&gt;</text:h>
      <text:h text:style-name="P10" text:outline-level="4">A is for Amazing Grace<text:span text:style-name="T1">.</text:span></text:h>
      <text:h text:style-name="P6" text:outline-level="4">Coming out of the reverie, I realized I did not work as part of a team of developers but was a student in a Software Engineering Immersive with a big project due. <text:s/>However, developing an app with this functionality would be a great way to fulfill the project requirements.</text:h>
      <text:h text:style-name="P7" text:outline-level="4">Ok, so I would want to give the Client C. R. U. D. functionality on Words, so if they thought of a cool word for their book, <text:span text:style-name="T4">lets say...while they were brushing their teeth, </text:span>they could fire up Wednesday and store it.<text:span text:style-name="T4"> <text:s/>But wait...maybe while </text:span>on Wednesday for brief seconds <text:span text:style-name="T4">only</text:span>,<text:span text:style-name="T4"> </text:span>they had a phrase in mind when they were thinking of the word, so right in front of them I would want them to have displayed buttons / menus enabling C. R. U. D. functionality on Phrases.<text:span text:style-name="T5"> <text:s/>In order to help them brainstorm it would be important to display creative opitions on screen that they could manipulate their creative space in front of them. <text:s/></text:span>In case pressing buttons was fun, or seeing what all their options were before they got on with their day, on their screen would be the option of - Word Index - to see all their words...- Phrase index - to see all their phrases, and some sort of view where they could see any words they had matched with their phrases. <text:s/>Like a ‘<text:span text:style-name="T6">Match / </text:span>Completed Page’ Menu that could give them a feeling of <text:soft-page-break/>accomplishment. <text:s/>I also wouldn’t want to give them too much functionality that would take away from their goal....like I wouldn’t want to put a button on there where they could pop up a game of Tetris<text:span text:style-name="T4">, although that would be kinda fun. <text:s/></text:span>However, maybe on every page I could have their Goal displayed.</text:h>
      <text:h text:style-name="P3" text:outline-level="4">While still in its early stages, Wednesday greets the User with a main page where they can login / signup. <text:s/>They have separate options of creating words, creating phrases, updating words, updating phrases, and viewing indexes of each along with the ability to delete any element.<text:span text:style-name="T4"> <text:s/>Future developments may include an open source rhyming dictionary in case they wanted to thread a few rhymes as they progressed from letter to letter. <text:s/>Maybe future additions could include a model for possible illustrations . . . 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Text_20_body" style:default-outline-level="1" style:class="text">
      <style:text-properties fo:font-size="18pt" fo:font-weight="bold"/>
    </style:style>
    <style:style style:name="Heading_20_2" style:display-name="Heading 2" style:family="paragraph" style:next-style-name="Text_20_body" style:default-outline-level="2" style:class="text">
      <style:text-properties fo:font-size="16pt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next-style-name="Text_20_body" style:default-outline-level="4" style:class="text">
      <style:text-properties fo:font-size="12pt" fo:font-weight="bold"/>
    </style:style>
    <style:style style:name="Heading_20_5" style:display-name="Heading 5" style:family="paragraph" style:next-style-name="Text_20_body" style:default-outline-level="5" style:class="text">
      <style:text-properties fo:font-size="10pt" fo:font-weight="bold"/>
    </style:style>
    <style:style style:name="Heading_20_6" style:display-name="Heading 6" style:family="paragraph" style:next-style-name="Text_20_body" style:default-outline-level="6" style:class="text">
      <style:text-properties fo:font-size="8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20:35:55.690564863</dc:date>
    <meta:editing-duration>PT12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513" meta:character-count="2806" meta:non-whitespace-character-count="2294"/>
  </office:meta>
</office:document-meta>
</file>